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5.618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ff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Bezeichner</text:p>
          </table:table-cell>
          <table:table-cell office:value-type="string">
            <text:p>GehÃ¤use</text:p>
          </table:table-cell>
          <table:table-cell office:value-type="string">
            <text:p>StÃ¼ckzahl</text:p>
          </table:table-cell>
          <table:table-cell office:value-type="string">
            <text:p>Bezeichnung</text:p>
          </table:table-cell>
          <table:table-cell office:value-type="string">
            <text:p>Anbieter und Ref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9</text:p>
          </table:table-cell>
          <table:table-cell office:value-type="string">
            <text:p>LQFP100-14x14</text:p>
          </table:table-cell>
          <table:table-cell office:value-type="float" office:value="1">
            <text:p>1</text:p>
          </table:table-cell>
          <table:table-cell office:value-type="string">
            <text:p>STM32F10x/STM32F4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2</text:p>
          </table:table-cell>
          <table:table-cell office:value-type="string">
            <text:p>DO-214AC.SMA</text:p>
          </table:table-cell>
          <table:table-cell office:value-type="float" office:value="1">
            <text:p>1</text:p>
          </table:table-cell>
          <table:table-cell office:value-type="string">
            <text:p>B240A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C1,C2,C3,C4,C5,C6</text:p>
          </table:table-cell>
          <table:table-cell office:value-type="string">
            <text:p>C_0805_HandSoldering</text:p>
          </table:table-cell>
          <table:table-cell office:value-type="float" office:value="6">
            <text:p>6</text:p>
          </table:table-cell>
          <table:table-cell office:value-type="string">
            <text:p>10n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7,C8,C9,C13,C14</text:p>
          </table:table-cell>
          <table:table-cell office:value-type="string">
            <text:p>CP-PANASONIC-SMT_D8</text:p>
          </table:table-cell>
          <table:table-cell office:value-type="float" office:value="5">
            <text:p>5</text:p>
          </table:table-cell>
          <table:table-cell office:value-type="string">
            <text:p>100u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0</text:p>
          </table:table-cell>
          <table:table-cell office:value-type="string">
            <text:p>C_1206_HandSoldering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1</text:p>
          </table:table-cell>
          <table:table-cell office:value-type="string">
            <text:p>C_0805_HandSoldering</text:p>
          </table:table-cell>
          <table:table-cell office:value-type="float" office:value="1">
            <text:p>1</text:p>
          </table:table-cell>
          <table:table-cell office:value-type="string">
            <text:p>22nF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C12,C26</text:p>
          </table:table-cell>
          <table:table-cell office:value-type="string">
            <text:p>C_0805_HandSoldering</text:p>
          </table:table-cell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C15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C16,C32,C33,C34,C35,C36,C37,C38,C39</text:p>
          </table:table-cell>
          <table:table-cell office:value-type="string">
            <text:p>C_0805_HandSoldering</text:p>
          </table:table-cell>
          <table:table-cell office:value-type="float" office:value="9">
            <text:p>9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17,C18</text:p>
          </table:table-cell>
          <table:table-cell office:value-type="string">
            <text:p>R_0805_HandSoldering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C19,C20,C21,C22,C23,C24,C25,C29</text:p>
          </table:table-cell>
          <table:table-cell office:value-type="string">
            <text:p>C_0805_HandSoldering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C27,C28</text:p>
          </table:table-cell>
          <table:table-cell office:value-type="string">
            <text:p>C_0805_HandSoldering</text:p>
          </table:table-cell>
          <table:table-cell office:value-type="float" office:value="2">
            <text:p>2</text:p>
          </table:table-cell>
          <table:table-cell office:value-type="string">
            <text:p>2u2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D1,D3</text:p>
          </table:table-cell>
          <table:table-cell office:value-type="string">
            <text:p>DO-214AC.SMA</text:p>
          </table:table-cell>
          <table:table-cell office:value-type="float" office:value="2">
            <text:p>2</text:p>
          </table:table-cell>
          <table:table-cell office:value-type="string">
            <text:p>1N400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4,D5,D10,D11,D12</text:p>
          </table:table-cell>
          <table:table-cell office:value-type="string">
            <text:p>LED_0805</text:p>
          </table:table-cell>
          <table:table-cell office:value-type="float" office:value="5">
            <text:p>5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string">
            <text:p>D13,D14,D15</text:p>
          </table:table-cell>
          <table:table-cell office:value-type="string">
            <text:p>DO-214AC.SMA</text:p>
          </table:table-cell>
          <table:table-cell office:value-type="float" office:value="3">
            <text:p>3</text:p>
          </table:table-cell>
          <table:table-cell office:value-type="string">
            <text:p>D_1N400x-SMD</text:p>
          </table:table-cell>
          <table:table-cell/>
        </table:table-row>
        <table:table-row table:style-name="ro1">
          <table:table-cell table:style-name="Default" office:value-type="float" office:value="17">
            <text:p>17</text:p>
          </table:table-cell>
          <table:table-cell office:value-type="string">
            <text:p>F1,F2</text:p>
          </table:table-cell>
          <table:table-cell office:value-type="string">
            <text:p>MINI-FUSE</text:p>
          </table:table-cell>
          <table:table-cell office:value-type="float" office:value="2">
            <text:p>2</text:p>
          </table:table-cell>
          <table:table-cell office:value-type="string">
            <text:p>F_Small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string">
            <text:p>IC1</text:p>
          </table:table-cell>
          <table:table-cell office:value-type="string">
            <text:p>SOIC-8_3.9x4.9mm_Pitch1.27mm</text:p>
          </table:table-cell>
          <table:table-cell office:value-type="float" office:value="1">
            <text:p>1</text:p>
          </table:table-cell>
          <table:table-cell office:value-type="string">
            <text:p>AT24C256</text:p>
          </table:table-cell>
          <table:table-cell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string">
            <text:p>L1</text:p>
          </table:table-cell>
          <table:table-cell office:value-type="string">
            <text:p>C_0805_HandSoldering</text:p>
          </table:table-cell>
          <table:table-cell office:value-type="float" office:value="1">
            <text:p>1</text:p>
          </table:table-cell>
          <table:table-cell office:value-type="string">
            <text:p>BEAD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2</text:p>
          </table:table-cell>
          <table:table-cell office:value-type="string">
            <text:p>CD32</text:p>
          </table:table-cell>
          <table:table-cell office:value-type="float" office:value="1">
            <text:p>1</text:p>
          </table:table-cell>
          <table:table-cell office:value-type="string">
            <text:p>4.7uH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3</text:p>
          </table:table-cell>
          <table:table-cell office:value-type="string">
            <text:p>CD32</text:p>
          </table:table-cell>
          <table:table-cell office:value-type="float" office:value="1">
            <text:p>1</text:p>
          </table:table-cell>
          <table:table-cell office:value-type="string">
            <text:p>2.2uH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P1,P3,P29,P30,P31</text:p>
          </table:table-cell>
          <table:table-cell office:value-type="string">
            <text:p>screw-5-2P</text:p>
          </table:table-cell>
          <table:table-cell office:value-type="float" office:value="5">
            <text:p>5</text:p>
          </table:table-cell>
          <table:table-cell office:value-type="string">
            <text:p>CONN_01X0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2</text:p>
          </table:table-cell>
          <table:table-cell office:value-type="string">
            <text:p>bb02-hy03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4,P5,P6,P7,P8,P9</text:p>
          </table:table-cell>
          <table:table-cell office:value-type="string">
            <text:p>Pin_Header_Straight_1x03</text:p>
          </table:table-cell>
          <table:table-cell office:value-type="float" office:value="6">
            <text:p>6</text:p>
          </table:table-cell>
          <table:table-cell office:value-type="string">
            <text:p>CONN_01X0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10,P40</text:p>
          </table:table-cell>
          <table:table-cell office:value-type="string">
            <text:p>Pin_Header_Straight_2x04</text:p>
          </table:table-cell>
          <table:table-cell office:value-type="float" office:value="2">
            <text:p>2</text:p>
          </table:table-cell>
          <table:table-cell office:value-type="string">
            <text:p>CONN_02X0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11,P12,P13,P14,P21</text:p>
          </table:table-cell>
          <table:table-cell office:value-type="string">
            <text:p>Pin_Header_Straight_1x04</text:p>
          </table:table-cell>
          <table:table-cell office:value-type="float" office:value="5">
            <text:p>5</text:p>
          </table:table-cell>
          <table:table-cell office:value-type="string">
            <text:p>CONN_01X0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16,P17</text:p>
          </table:table-cell>
          <table:table-cell office:value-type="string">
            <text:p>IDC_Header_Straight_10pins</text:p>
          </table:table-cell>
          <table:table-cell office:value-type="float" office:value="2">
            <text:p>2</text:p>
          </table:table-cell>
          <table:table-cell office:value-type="string">
            <text:p>CONN_02X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18</text:p>
          </table:table-cell>
          <table:table-cell office:value-type="string">
            <text:p>Pin_Header_Straight_2x05</text:p>
          </table:table-cell>
          <table:table-cell office:value-type="float" office:value="1">
            <text:p>1</text:p>
          </table:table-cell>
          <table:table-cell office:value-type="string">
            <text:p>CONN_02X0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20</text:p>
          </table:table-cell>
          <table:table-cell office:value-type="string">
            <text:p>Pin_Header_Straight_1x02</text:p>
          </table:table-cell>
          <table:table-cell office:value-type="float" office:value="1">
            <text:p>1</text:p>
          </table:table-cell>
          <table:table-cell office:value-type="string">
            <text:p>CONN_01X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22,P23,P35,P36,P37,P38,P39</text:p>
          </table:table-cell>
          <table:table-cell office:value-type="string">
            <text:p>bb02-hp06</text:p>
          </table:table-cell>
          <table:table-cell office:value-type="float" office:value="7">
            <text:p>7</text:p>
          </table:table-cell>
          <table:table-cell office:value-type="string">
            <text:p>CONN_02X0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25,P26</text:p>
          </table:table-cell>
          <table:table-cell office:value-type="string">
            <text:p>Pin_Header_Straight_2x03</text:p>
          </table:table-cell>
          <table:table-cell office:value-type="float" office:value="2">
            <text:p>2</text:p>
          </table:table-cell>
          <table:table-cell office:value-type="string">
            <text:p>CONN_02X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27</text:p>
          </table:table-cell>
          <table:table-cell office:value-type="string">
            <text:p>Pin_Header_Straight_2x06</text:p>
          </table:table-cell>
          <table:table-cell office:value-type="float" office:value="1">
            <text:p>1</text:p>
          </table:table-cell>
          <table:table-cell office:value-type="string">
            <text:p>CONN_02X0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28,P32</text:p>
          </table:table-cell>
          <table:table-cell office:value-type="string">
            <text:p>pt_1,5-4-3,5-h</text:p>
          </table:table-cell>
          <table:table-cell office:value-type="float" office:value="2">
            <text:p>2</text:p>
          </table:table-cell>
          <table:table-cell office:value-type="string">
            <text:p>CONN_02X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33,P34</text:p>
          </table:table-cell>
          <table:table-cell office:value-type="string">
            <text:p>Pin_Header_Straight_1x04</text:p>
          </table:table-cell>
          <table:table-cell office:value-type="float" office:value="2">
            <text:p>2</text:p>
          </table:table-cell>
          <table:table-cell office:value-type="string">
            <text:p>CONN_02X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Q1,Q2,Q3,Q4</text:p>
          </table:table-cell>
          <table:table-cell office:value-type="string">
            <text:p>SOT-23</text:p>
          </table:table-cell>
          <table:table-cell office:value-type="float" office:value="4">
            <text:p>4</text:p>
          </table:table-cell>
          <table:table-cell office:value-type="string">
            <text:p>2n70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Q7,Q8,Q9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office:value-type="string">
            <text:p>Q_BSH105/IRLML2502</text:p>
          </table:table-cell>
          <table:table-cell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string">
            <text:p>Q10,Q11,Q12</text:p>
          </table:table-cell>
          <table:table-cell office:value-type="string">
            <text:p>TO-220_Neutral123_Vertical_LargePads</text:p>
          </table:table-cell>
          <table:table-cell office:value-type="float" office:value="3">
            <text:p>3</text:p>
          </table:table-cell>
          <table:table-cell office:value-type="string">
            <text:p>Q_AOT240L</text:p>
          </table:table-cell>
          <table:table-cell/>
        </table:table-row>
        <table:table-row table:style-name="ro1">
          <table:table-cell table:style-name="ce2" office:value-type="float" office:value="38">
            <text:p>38</text:p>
          </table:table-cell>
          <table:table-cell office:value-type="string">
            <text:p>R1,R2,R3,R4,R5</text:p>
          </table:table-cell>
          <table:table-cell office:value-type="string">
            <text:p>R_0805_HandSoldering</text:p>
          </table:table-cell>
          <table:table-cell office:value-type="float" office:value="5">
            <text:p>5</text:p>
          </table:table-cell>
          <table:table-cell office:value-type="string">
            <text:p>100K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6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28.7k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7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50K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8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R9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R10,R11,R29,R30,R31,R32,R33,R34</text:p>
          </table:table-cell>
          <table:table-cell office:value-type="string">
            <text:p>R_0805_HandSoldering</text:p>
          </table:table-cell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office:value-type="string">
            <text:p>R12,R13</text:p>
          </table:table-cell>
          <table:table-cell office:value-type="string">
            <text:p>R_0805_HandSoldering</text:p>
          </table:table-cell>
          <table:table-cell office:value-type="float" office:value="2">
            <text:p>2</text:p>
          </table:table-cell>
          <table:table-cell office:value-type="string">
            <text:p>22R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14,R16,R18,R20,R41,R42,R43</text:p>
          </table:table-cell>
          <table:table-cell office:value-type="string">
            <text:p>R_0603_HandSoldering</text:p>
          </table:table-cell>
          <table:table-cell office:value-type="float" office:value="7">
            <text:p>7</text:p>
          </table:table-cell>
          <table:table-cell office:value-type="string">
            <text:p>22R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15,R17,R19,R21,R35,R36,R37,R38,R39,R40</text:p>
          </table:table-cell>
          <table:table-cell office:value-type="string">
            <text:p>R_0603_HandSoldering</text:p>
          </table:table-cell>
          <table:table-cell office:value-type="float" office:value="10">
            <text:p>10</text:p>
          </table:table-cell>
          <table:table-cell office:value-type="string">
            <text:p>100K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44,R45,R46</text:p>
          </table:table-cell>
          <table:table-cell office:value-type="string">
            <text:p>R_0603_HandSoldering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S1</text:p>
          </table:table-cell>
          <table:table-cell office:value-type="string">
            <text:p>SMD-BUTTON-6MM</text:p>
          </table:table-cell>
          <table:table-cell office:value-type="float" office:value="1">
            <text:p>1</text:p>
          </table:table-cell>
          <table:table-cell office:value-type="string">
            <text:p>SW_DIP_x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3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ACT40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4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SC462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10</text:p>
          </table:table-cell>
          <table:table-cell office:value-type="string">
            <text:p>SOT32-6L</text:p>
          </table:table-cell>
          <table:table-cell office:value-type="float" office:value="1">
            <text:p>1</text:p>
          </table:table-cell>
          <table:table-cell office:value-type="string">
            <text:p>USBLC6-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X1</text:p>
          </table:table-cell>
          <table:table-cell office:value-type="string">
            <text:p>2P-5032</text:p>
          </table:table-cell>
          <table:table-cell office:value-type="float" office:value="1">
            <text:p>1</text:p>
          </table:table-cell>
          <table:table-cell office:value-type="string">
            <text:p>Crystal_Smal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19,P24</text:p>
          </table:table-cell>
          <table:table-cell office:value-type="string">
            <text:p>bb02-hy04a</text:p>
          </table:table-cell>
          <table:table-cell office:value-type="float" office:value="2">
            <text:p>2</text:p>
          </table:table-cell>
          <table:table-cell office:value-type="string">
            <text:p>CONN_01X0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3</text:p>
          </table:table-cell>
          <table:table-cell office:value-type="string">
            <text:p>FUSE-1812</text:p>
          </table:table-cell>
          <table:table-cell office:value-type="float" office:value="1">
            <text:p>1</text:p>
          </table:table-cell>
          <table:table-cell office:value-type="string">
            <text:p>F_Small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4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F_Small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15</text:p>
          </table:table-cell>
          <table:table-cell office:value-type="string">
            <text:p>USB_Mini-B</text:p>
          </table:table-cell>
          <table:table-cell office:value-type="float" office:value="1">
            <text:p>1</text:p>
          </table:table-cell>
          <table:table-cell office:value-type="string">
            <text:p>USB_OTG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office:value-type="string">
            <text:p>JP2,JP3</text:p>
          </table:table-cell>
          <table:table-cell office:value-type="string">
            <text:p>S_JUMPER_3</text:p>
          </table:table-cell>
          <table:table-cell office:value-type="float" office:value="2">
            <text:p>2</text:p>
          </table:table-cell>
          <table:table-cell office:value-type="string">
            <text:p>JUMPER3</text:p>
          </table:table-cell>
          <table:table-cell/>
        </table:table-row>
        <table:table-row table:style-name="ro1">
          <table:table-cell table:style-name="ce2" office:value-type="float" office:value="58">
            <text:p>58</text:p>
          </table:table-cell>
          <table:table-cell office:value-type="string">
            <text:p>U2,U5,U6,U7,U8</text:p>
          </table:table-cell>
          <table:table-cell office:value-type="string">
            <text:p>SWDIP8_.6W</text:p>
          </table:table-cell>
          <table:table-cell office:value-type="float" office:value="5">
            <text:p>5</text:p>
          </table:table-cell>
          <table:table-cell office:value-type="string">
            <text:p>POLOLU_A4988</text:p>
          </table:table-cell>
          <table:table-cell/>
        </table:table-row>
        <table:table-row table:style-name="ro1">
          <table:table-cell table:style-name="ce3" office:value-type="float" office:value="59">
            <text:p>59</text:p>
          </table:table-cell>
          <table:table-cell office:value-type="string">
            <text:p>R24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22,R23</text:p>
          </table:table-cell>
          <table:table-cell office:value-type="string">
            <text:p>R_0805_HandSoldering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28.07.2016</text:date>, <text:time>16:0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6:05:37.69</dc:date>
    <dc:creator>Matthias Nowak</dc:creator>
    <meta:document-statistic meta:table-count="1" meta:cell-count="301" meta:object-count="0"/>
    <meta:generator>OpenOffice/4.1.2$Win32 OpenOffice.org_project/412m3$Build-9782</meta:generator>
  </office:meta>
</office:document-meta>
</file>